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3ffe"/>
    </style:style>
    <style:style style:name="P2" style:family="paragraph" style:parent-style-name="Standard">
      <style:paragraph-properties fo:text-align="start" style:justify-single-word="false"/>
      <style:text-properties officeooo:paragraph-rsid="00193ff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3ffe"/>
    </style:style>
    <style:style style:name="T1" style:family="text">
      <style:text-properties style:text-position="super 58%"/>
    </style:style>
    <style:style style:name="T2" style:family="text">
      <style:text-properties officeooo:rsid="00193ffe"/>
    </style:style>
    <style:style style:name="T3" style:family="text">
      <style:text-properties officeooo:rsid="001b3a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1" style:data-style-name="N0">4.01</text:variable-set>: Special Projectiles</text:p>
      <text:p text:style-name="P1"/>
      <text:list xml:id="list2266708533057356276" text:style-name="L1">
        <text:list-item>
          <text:p text:style-name="P3">You throw a rock at 1<text:span text:style-name="T2">7</text:span> m/s directly toward the horizon, while standing at the edge of a <text:span text:style-name="T2">3</text:span>0 meter tall cliff.</text:p>
          <text:list>
            <text:list-item>
              <text:p text:style-name="P3">How long does it take the rock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03167912999" text:continue-numbering="true" text:style-name="L1">
        <text:list-item>
          <text:list>
            <text:list-item>
              <text:p text:style-name="P3">How far does the rock land from the bottom of the cliff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03780786694" text:continue-numbering="true" text:style-name="L1">
        <text:list-item>
          <text:list>
            <text:list-item>
              <text:p text:style-name="P3">What is the speed that the rock hits the ground at?</text:p>
            </text:list-item>
          </text:list>
        </text:list-item>
      </text:list>
      <text:p text:style-name="P2"/>
      <text:p text:style-name="P2"/>
      <text:p text:style-name="P2"/>
      <text:list xml:id="list134803209608269" text:continue-numbering="true" text:style-name="L1">
        <text:list-item>
          <text:list>
            <text:list-item>
              <text:p text:style-name="P3">What is the angle of impact of the rock?</text:p>
            </text:list-item>
          </text:list>
        </text:list-item>
      </text:list>
      <text:p text:style-name="P2"/>
      <text:p text:style-name="P2"/>
      <text:p text:style-name="P2"/>
      <text:list xml:id="list134803849684818" text:continue-numbering="true" text:style-name="L1">
        <text:list-item>
          <text:p text:style-name="P3">A soldier is practicing at the shooting range. The target is <text:span text:style-name="T2">3</text:span>5 meters away. <text:s/>His rifle has a muzzle-speed of <text:span text:style-name="T2">2</text:span>00 m/s and it is perfectly level with the ground.</text:p>
          <text:list>
            <text:list-item>
              <text:p text:style-name="P3">How long does it take the bullet to hit the targ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04482580569" text:continue-numbering="true" text:style-name="L1">
        <text:list-item>
          <text:list>
            <text:list-item>
              <text:p text:style-name="P3">How far does the bullet drop during this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03396322138" text:continue-numbering="true" text:style-name="L1">
        <text:list-item>
          <text:p text:style-name="P3">A pitcher throws a fastball at <text:span text:style-name="T2">25</text:span> m/s toward home plate, perfectly horizontal. <text:s/>The ball leaves his hand 1.<text:span text:style-name="T2">25</text:span> meters above the ground. <text:s/></text:p>
          <text:list>
            <text:list-item>
              <text:p text:style-name="P3">How far does the ball g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03601017035" text:continue-numbering="true" text:style-name="L1">
        <text:list-item>
          <text:list>
            <text:list-item>
              <text:p text:style-name="P3">With what velocity (magnitude and direction) does the ball hit the ground?</text:p>
            </text:list-item>
          </text:list>
        </text:list-item>
      </text:list>
      <text:p text:style-name="P2"/>
      <text:p text:style-name="P2"/>
      <text:p text:style-name="P2"/>
      <text:list xml:id="list134803420664362" text:continue-numbering="true" text:style-name="L1">
        <text:list-item>
          <text:p text:style-name="P3"><text:soft-page-break/>A cannon is placed on a wall, <text:span text:style-name="T2">3</text:span>0 meters above the surrounding area. <text:s/>The cannon shoots cannonballs at a speed of 2<text:span text:style-name="T2">75</text:span> m/s, and is aimed at the horizon. <text:s/></text:p>
          <text:list>
            <text:list-item>
              <text:p text:style-name="P3">What is the distance that the cannonball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04233135344" text:continue-numbering="true" text:style-name="L1">
        <text:list-item>
          <text:list>
            <text:list-item>
              <text:p text:style-name="P3">What is the speed that the cannonball hits the ground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03594536404" text:continue-numbering="true" text:style-name="L1">
        <text:list-item>
          <text:list>
            <text:list-item>
              <text:p text:style-name="P3">What is the angle of impact for the cannon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03570237180" text:continue-numbering="true" text:style-name="L1">
        <text:list-item>
          <text:p text:style-name="P3">Billy-Bob rolls a bowling ball off a <text:span text:style-name="T2">3</text:span>0-meter high cliff. <text:s/>The ball lands <text:span text:style-name="T3">3</text:span>3 meters away from the bottom of the cliff.</text:p>
          <text:list>
            <text:list-item>
              <text:p text:style-name="P3">What is the amount of time it takes the ball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04436714375" text:continue-numbering="true" text:style-name="L1">
        <text:list-item>
          <text:list>
            <text:list-item>
              <text:p text:style-name="P3">What is the initial velocity of the ball?</text:p>
            </text:list-item>
          </text:list>
        </text:list-item>
      </text:list>
      <text:p text:style-name="P2"/>
      <text:p text:style-name="P2"/>
      <text:p text:style-name="P2"/>
      <text:list xml:id="list134804484310150" text:continue-numbering="true" text:style-name="L1">
        <text:list-item>
          <text:list>
            <text:list-item>
              <text:p text:style-name="P3">What is the final velocity of the ball (speed and direction)?</text:p>
            </text:list-item>
          </text:list>
        </text:list-item>
      </text:list>
      <text:p text:style-name="P2"/>
      <text:p text:style-name="P2"/>
      <text:p text:style-name="P2"/>
      <text:list xml:id="list134803921358911" text:continue-numbering="true" text:style-name="L1">
        <text:list-item>
          <text:p text:style-name="P3">You are attempting to drive your car over a <text:span text:style-name="T2">1.5</text:span>-meter wide gap in the road. <text:s/>If both sides of the road are at the same height, are are perfectly level, how fast would you need to go in order to make it across?</text:p>
        </text:list-item>
      </text:list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48:02.906814850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20:40.022394839</meta:creation-date>
    <meta:editing-duration>PT5S</meta:editing-duration>
    <meta:editing-cycles>4</meta:editing-cycles>
    <meta:generator>LibreOffice/4.3.7.2$Linux_X86_64 LibreOffice_project/430$Build-2</meta:generator>
    <meta:initial-creator>Jonas Williamson</meta:initial-creator>
    <dc:date>2016-08-19T13:48:02.774968318</dc:date>
    <meta:document-statistic meta:table-count="0" meta:image-count="2" meta:object-count="0" meta:page-count="2" meta:paragraph-count="23" meta:word-count="343" meta:character-count="1753" meta:non-whitespace-character-count="1410"/>
  </office:meta>
</office:document-meta>
</file>